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imes New Roman3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Negreta" style:font-family-generic="roman" style:font-pitch="variable"/>
    <style:font-face style:name="Times New Roman2" svg:font-family="'Times New Roman'" style:font-adornments="Negreta cursiva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paragraph-rsid="00143642"/>
    </style:style>
    <style:style style:name="P2" style:family="paragraph" style:parent-style-name="Heading">
      <style:paragraph-properties fo:text-align="center" style:justify-single-word="false"/>
      <style:text-properties style:font-name="Times New Roman" fo:font-size="22pt" fo:font-weight="bold" officeooo:rsid="00143642" style:font-size-asian="22pt" style:font-weight-asian="bold" style:font-size-complex="22pt" style:font-weight-complex="bold"/>
    </style:style>
    <style:style style:name="P3" style:family="paragraph" style:parent-style-name="Text_20_body">
      <style:paragraph-properties fo:text-align="center" style:justify-single-word="false"/>
      <style:text-properties officeooo:rsid="00143642" officeooo:paragraph-rsid="00143642"/>
    </style:style>
    <style:style style:name="P4" style:family="paragraph" style:parent-style-name="Text_20_body">
      <style:paragraph-properties fo:text-align="justify" style:justify-single-word="false"/>
      <style:text-properties officeooo:rsid="00143642" officeooo:paragraph-rsid="00143642"/>
    </style:style>
    <style:style style:name="P5" style:family="paragraph" style:parent-style-name="Text_20_body">
      <style:text-properties officeooo:rsid="00143642" officeooo:paragraph-rsid="00143642"/>
    </style:style>
    <style:style style:name="P6" style:family="paragraph" style:parent-style-name="Text_20_body">
      <style:paragraph-properties fo:text-align="start" style:justify-single-word="false"/>
      <style:text-properties officeooo:rsid="00143642" officeooo:paragraph-rsid="00143642"/>
    </style:style>
    <style:style style:name="P7" style:family="paragraph" style:parent-style-name="Text_20_body" style:list-style-name="Numbering_20_1">
      <style:paragraph-properties fo:text-align="start" style:justify-single-word="false"/>
      <style:text-properties officeooo:paragraph-rsid="00143642"/>
    </style:style>
    <style:style style:name="P8" style:family="paragraph" style:parent-style-name="Text_20_body" style:list-style-name="Numbering_20_1">
      <style:paragraph-properties fo:text-align="start" style:justify-single-word="false"/>
      <style:text-properties officeooo:paragraph-rsid="00152c36"/>
    </style:style>
    <style:style style:name="P9" style:family="paragraph" style:parent-style-name="Text_20_body">
      <style:paragraph-properties fo:text-align="start" style:justify-single-word="false"/>
      <style:text-properties officeooo:paragraph-rsid="00172025"/>
    </style:style>
    <style:style style:name="P10" style:family="paragraph" style:parent-style-name="Text_20_body">
      <style:paragraph-properties fo:text-align="justify" style:justify-single-word="false"/>
      <style:text-properties style:font-name="Times New Roman" officeooo:paragraph-rsid="00152c36"/>
    </style:style>
    <style:style style:name="P11" style:family="paragraph" style:parent-style-name="Text_20_body" style:list-style-name="List_20_1">
      <style:paragraph-properties fo:margin-top="0cm" fo:margin-bottom="0cm" fo:text-align="start" style:justify-single-word="false"/>
      <style:text-properties officeooo:rsid="00143642" officeooo:paragraph-rsid="00143642"/>
    </style:style>
    <style:style style:name="P12" style:family="paragraph" style:parent-style-name="Text_20_body" style:list-style-name="List_20_1">
      <style:paragraph-properties fo:margin-top="0cm" fo:margin-bottom="0cm"/>
      <style:text-properties officeooo:rsid="00143642"/>
    </style:style>
    <style:style style:name="P13" style:family="paragraph" style:parent-style-name="Text_20_body" style:list-style-name="List_20_1">
      <style:paragraph-properties fo:margin-top="0cm" fo:margin-bottom="0cm" fo:text-align="start" style:justify-single-word="false"/>
      <style:text-properties officeooo:paragraph-rsid="00143642"/>
    </style:style>
    <style:style style:name="P14" style:family="paragraph" style:parent-style-name="Text_20_body">
      <style:paragraph-properties fo:margin-top="0cm" fo:margin-bottom="0cm" fo:text-align="start" style:justify-single-word="false"/>
      <style:text-properties officeooo:paragraph-rsid="00172025"/>
    </style:style>
    <style:style style:name="P15" style:family="paragraph" style:parent-style-name="Text_20_body">
      <style:paragraph-properties fo:margin-top="0cm" fo:margin-bottom="0cm" fo:text-align="start" style:justify-single-word="false"/>
      <style:text-properties officeooo:paragraph-rsid="001846dc"/>
    </style:style>
    <style:style style:name="P16" style:family="paragraph" style:parent-style-name="Text_20_body">
      <style:paragraph-properties fo:margin-top="0cm" fo:margin-bottom="0cm" fo:text-align="start" style:justify-single-word="false"/>
      <style:text-properties officeooo:paragraph-rsid="00196760"/>
    </style:style>
    <style:style style:name="P17" style:family="paragraph" style:parent-style-name="Text_20_body">
      <style:paragraph-properties fo:margin-top="0cm" fo:margin-bottom="0cm" fo:text-align="start" style:justify-single-word="false"/>
      <style:text-properties officeooo:paragraph-rsid="001c12a4"/>
    </style:style>
    <style:style style:name="P18" style:family="paragraph" style:parent-style-name="Text_20_body" style:list-style-name="Numbering_20_1">
      <style:paragraph-properties fo:margin-top="0cm" fo:margin-bottom="0cm" fo:text-align="start" style:justify-single-word="false"/>
      <style:text-properties officeooo:paragraph-rsid="001c12a4"/>
    </style:style>
    <style:style style:name="P19" style:family="paragraph" style:parent-style-name="Text_20_body">
      <style:paragraph-properties fo:margin-top="0cm" fo:margin-bottom="0cm" fo:text-align="justify" style:justify-single-word="false"/>
      <style:text-properties officeooo:paragraph-rsid="001b3079"/>
    </style:style>
    <style:style style:name="P20" style:family="paragraph" style:parent-style-name="Text_20_body" style:list-style-name="List_20_1">
      <style:paragraph-properties fo:margin-top="0cm" fo:margin-bottom="0.21cm" fo:text-align="start" style:justify-single-word="false"/>
      <style:text-properties officeooo:paragraph-rsid="00143642"/>
    </style:style>
    <style:style style:name="P21" style:family="paragraph" style:parent-style-name="Heading_20_1">
      <style:text-properties officeooo:rsid="00143642"/>
    </style:style>
    <style:style style:name="P22" style:family="paragraph" style:parent-style-name="Heading_20_1">
      <style:text-properties officeooo:paragraph-rsid="001c12a4"/>
    </style:style>
    <style:style style:name="P2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143642"/>
    </style:style>
    <style:style style:name="T2" style:family="text">
      <style:text-properties officeooo:rsid="00152c36"/>
    </style:style>
    <style:style style:name="T3" style:family="text">
      <style:text-properties style:font-name="Times New Roman"/>
    </style:style>
    <style:style style:name="T4" style:family="text">
      <style:text-properties style:font-name="Times New Roman" officeooo:rsid="00152c36"/>
    </style:style>
    <style:style style:name="T5" style:family="text">
      <style:text-properties style:font-name="Times New Roman" fo:font-weight="bold" style:font-weight-asian="bold" style:font-weight-complex="bold"/>
    </style:style>
    <style:style style:name="T6" style:family="text">
      <style:text-properties style:font-name="Times New Roman" fo:font-weight="bold" officeooo:rsid="00152c36" style:font-weight-asian="bold" style:font-weight-complex="bold"/>
    </style:style>
    <style:style style:name="T7" style:family="text">
      <style:text-properties style:font-name="Times New Roman" fo:font-size="12pt" style:font-size-asian="12pt" style:font-size-complex="12pt"/>
    </style:style>
    <style:style style:name="T8" style:family="text">
      <style:text-properties style:font-name="Times New Roman" fo:font-size="12pt" officeooo:rsid="00143642" style:font-size-asian="12pt" style:font-size-complex="12pt"/>
    </style:style>
    <style:style style:name="T9" style:family="text">
      <style:text-properties style:font-name="Times New Roman" fo:font-size="12pt" officeooo:rsid="00152c36" style:font-size-asian="12pt" style:font-size-complex="12pt"/>
    </style:style>
    <style:style style:name="T10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1" style:family="text">
      <style:text-properties style:font-name="Times New Roman" fo:font-size="12pt" fo:font-weight="normal" officeooo:rsid="00152c36" style:font-size-asian="12pt" style:font-weight-asian="normal" style:font-size-complex="12pt" style:font-weight-complex="normal"/>
    </style:style>
    <style:style style:name="T12" style:family="text">
      <style:text-properties style:font-name="Times New Roman" officeooo:rsid="00143642"/>
    </style:style>
    <style:style style:name="T13" style:family="text">
      <style:text-properties fo:font-weight="bold" officeooo:rsid="00172025" style:font-weight-asian="bold" style:font-weight-complex="bold"/>
    </style:style>
    <style:style style:name="T14" style:family="text">
      <style:text-properties fo:font-weight="bold" officeooo:rsid="00196760" style:font-weight-asian="bold" style:font-weight-complex="bold"/>
    </style:style>
    <style:style style:name="T15" style:family="text">
      <style:text-properties fo:font-size="12pt"/>
    </style:style>
    <style:style style:name="T16" style:family="text">
      <style:text-properties style:font-size-asian="12pt"/>
    </style:style>
    <style:style style:name="T17" style:family="text">
      <style:text-properties style:font-size-complex="12pt"/>
    </style:style>
    <style:style style:name="T18" style:family="text">
      <style:text-properties officeooo:rsid="00172025"/>
    </style:style>
    <style:style style:name="T19" style:family="text">
      <style:text-properties officeooo:rsid="001846dc"/>
    </style:style>
    <style:style style:name="T20" style:family="text">
      <style:text-properties style:text-position="super 58%" officeooo:rsid="001846dc"/>
    </style:style>
    <style:style style:name="T21" style:family="text">
      <style:text-properties style:text-position="super 58%" officeooo:rsid="00196760"/>
    </style:style>
    <style:style style:name="T22" style:family="text">
      <style:text-properties officeooo:rsid="00196760"/>
    </style:style>
    <style:style style:name="T23" style:family="text">
      <style:text-properties officeooo:rsid="001b2fba"/>
    </style:style>
    <style:style style:name="T24" style:family="text">
      <style:text-properties officeooo:rsid="001b3079"/>
    </style:style>
    <style:style style:name="T25" style:family="text">
      <style:text-properties style:font-name="Times New Roman3" officeooo:rsid="001b3079"/>
    </style:style>
    <style:style style:name="T26" style:family="text">
      <style:text-properties officeooo:rsid="001c12a4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QE-GIPAW User Manual</text:p>
      <text:p text:style-name="P3">Author: Davide Ceresoli &lt;davide.ceresoli@materials.ox.ac.uk&gt;</text:p>
      <text:p text:style-name="P1"><text:span text:style-name="T1">Last revision: </text:span><text:span text:style-name="T1"><text:date style:data-style-name="N37" text:date-value="2011-04-15T10:04:25" text:fixed="true">04/15/11</text:date></text:span></text:p>
      <text:p text:style-name="P3"/>
      <text:p text:style-name="P4">QE-GIPAW is an improved version of the GIPAW code distributed in Quantum-Espresso. QE-GIPAW is distributed as a stand-alone package that must be compiled against Quantum-Espresso.</text:p>
      <text:p text:style-name="P4"/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3">Features<text:tab/>1</text:p>
          <text:p text:style-name="P23">Authors<text:tab/>1</text:p>
          <text:p text:style-name="P23">Build instructions <text:tab/>1</text:p>
          <text:p text:style-name="P23">Quick start<text:tab/>2</text:p>
          <text:p text:style-name="P23">Input file description<text:tab/>2</text:p>
          <text:p text:style-name="P23">Limitations<text:tab/>3</text:p>
          <text:p text:style-name="P23">Resources<text:tab/>3</text:p>
          <text:p text:style-name="P23">References<text:tab/>3</text:p>
        </text:index-body>
      </text:table-of-content>
      <text:p text:style-name="P4"/>
      <text:h text:style-name="P21" text:outline-level="1">Features</text:h>
      <text:list xml:id="list1002903190" text:style-name="List_20_1">
        <text:list-item>
          <text:p text:style-name="P12">Periodic and isolated systems</text:p>
        </text:list-item>
        <text:list-item>
          <text:p text:style-name="P12">Norm-conserving and ultrasoft pseudopotentials</text:p>
        </text:list-item>
        <text:list-item>
          <text:p text:style-name="P12">Parallelization over k-points (pools) and g-vectors</text:p>
        </text:list-item>
        <text:list-item>
          <text:p text:style-name="P12">Automatic checkpoint and restart</text:p>
        </text:list-item>
        <text:list-item>
          <text:p text:style-name="P12">Magnetic susceptibility</text:p>
        </text:list-item>
        <text:list-item>
          <text:p text:style-name="P12">NMR chemical shielding tensors</text:p>
        </text:list-item>
        <text:list-item>
          <text:p text:style-name="P12">Electric Field Gradients (EFG)</text:p>
        </text:list-item>
        <text:list-item>
          <text:p text:style-name="P12">EPR g-tensor</text:p>
        </text:list-item>
        <text:list-item>
          <text:p text:style-name="P12">Hyperfine couplings</text:p>
        </text:list-item>
      </text:list>
      <text:h text:style-name="P21" text:outline-level="1">Authors</text:h>
      <text:list xml:id="list2075509713" text:continue-numbering="true" text:style-name="List_20_1">
        <text:list-item>
          <text:p text:style-name="P13"><text:span text:style-name="T1">D. Ceresoli<text:tab/><text:tab/><text:tab/><text:tab/>bare susceptibility, hyperfine core </text:span></text:p>
        </text:list-item>
        <text:list-item>
          <text:p text:style-name="P11">A. P. Seitsonen and U. Gerstmann<text:tab/>GIPAW reconstruction </text:p>
        </text:list-item>
        <text:list-item>
          <text:p text:style-name="P11">E. Kucukbenli<text:tab/><text:tab/><text:tab/><text:tab/>ultrasoft and PAW pseudopotentials </text:p>
        </text:list-item>
        <text:list-item>
          <text:p text:style-name="P20"><text:span text:style-name="T1">S. de Gironcoli<text:tab/><text:tab/><text:tab/>restart and bug fixes </text:span></text:p>
        </text:list-item>
      </text:list>
      <text:p text:style-name="P5">For further information and to report bugs, please contact:</text:p>
      <text:list xml:id="list377930971" text:continue-numbering="true" text:style-name="List_20_1">
        <text:list-item>
          <text:p text:style-name="P13"><text:span text:style-name="T1">Davide Ceresoli<text:tab/>davide.ceresoli@materials.ox.ac.uk, dceresoli@gmail.com</text:span></text:p>
        </text:list-item>
        <text:list-item>
          <text:p text:style-name="P13"><text:span text:style-name="T1">Emine Kucukbenli<text:tab/></text:span><text:a xlink:type="simple" xlink:href="mailto:kucukben@sissa.it"><text:span text:style-name="T1">kucukben@sissa.it</text:span></text:a></text:p>
        </text:list-item>
      </text:list>
      <text:h text:style-name="Heading_20_1" text:outline-level="1"><text:soft-page-break/><text:span text:style-name="T1">Build instructions </text:span></text:h>
      <text:list xml:id="list2001667835" text:style-name="Numbering_20_1">
        <text:list-item>
          <text:p text:style-name="P7"><text:span text:style-name="T1">Configure and compile quantum-Espresso in the usual way. The supported version are </text:span><text:span text:style-name="T2">4</text:span><text:span text:style-name="T1">.3, 4.3a, 4.3b and the current SVN version.</text:span></text:p>
        </text:list-item>
        <text:list-item>
          <text:p text:style-name="P7">Download QE-GIPAW from tarball or from SVN. QE-GIPAW can be downloaded and built outside the Quantum-Espresso folder:<text:line-break/>From tarball:<text:line-break/><text:tab/><text:span text:style-name="T10">tar zxfv qe-gipaw-4.3.tar.gz<text:line-break/><text:tab/></text:span>cd qe-gipaw-4.3<text:span text:style-name="T9"><text:line-break/>F</text:span><text:span text:style-name="T7">rom SVN:<text:line-break/><text:tab/></text:span><text:span text:style-name="T10">svn checkout svn://cvs.qe-forge.org/scmrepos/svn/qe-gipaw/trunk qe-gipaw<text:line-break/><text:tab/></text:span>cd qe-gipaw</text:p>
        </text:list-item>
        <text:list-item>
          <text:p text:style-name="P8"><text:span text:style-name="T8">Build QE-GIPAW:<text:line-break/><text:tab/></text:span><text:span text:style-name="T10">./configure --with-qe-source=&lt;quantum espresso folder containing make.sys&gt;</text:span><text:span text:style-name="T7"><text:line-break/><text:tab/></text:span><text:span text:style-name="T9">(</text:span><text:span text:style-name="T7">for example: </text:span><text:span text:style-name="T10">./configure –with-qe-source=$HOME/Codes/espresso-4.3</text:span><text:span text:style-name="T11">)</text:span><text:span text:style-name="T7"><text:line-break/><text:tab/></text:span><text:span text:style-name="T10">make</text:span></text:p>
        </text:list-item>
      </text:list>
      <text:p text:style-name="P10"><text:span text:style-name="T1">QE-GIPAW will be built according to the options and libraries specified in make.sys and the gipaw.x executable will be place</text:span><text:span text:style-name="T2">d</text:span><text:span text:style-name="T1"> in the bin folder.</text:span></text:p>
      <text:h text:style-name="Heading_20_1" text:outline-level="1">Quick start</text:h>
      <text:p text:style-name="P6">To calculate NMR/EPR parameters you need: </text:p>
      <text:list xml:id="list1999612413" text:continue-list="list2001667835" text:style-name="Numbering_20_1">
        <text:list-item text:start-value="1">
          <text:p text:style-name="P7"><text:span text:style-name="T1">pseudopotentials containing the GIPAW reconstruction (look into folder pseudo) </text:span></text:p>
        </text:list-item>
        <text:list-item>
          <text:p text:style-name="P8"><text:span text:style-name="T1">run pw.x to perform the SCF calculation </text:span></text:p>
        </text:list-item>
        <text:list-item>
          <text:p text:style-name="P8"><text:span text:style-name="T1">run gipaw.x to calculate parameters (look into folder examples for NMR shielding, EFG, EPR g-tensor and hyperfine couplings)</text:span></text:p>
        </text:list-item>
      </text:list>
      <text:h text:style-name="Heading_20_1" text:outline-level="1"><text:span text:style-name="T18">Input file description</text:span></text:h>
      <text:p text:style-name="P9"><text:span text:style-name="T18">The input file consists on only one namelist </text:span><text:span text:style-name="T13">&amp;inputgipaw:</text:span></text:p>
      <text:p text:style-name="P14"><text:span text:style-name="T18">Variable: </text:span><text:span text:style-name="T13">job<text:tab/><text:tab/><text:tab/></text:span><text:span text:style-name="T19">type: character<text:tab/>default: 'nmr'</text:span></text:p>
      <text:p text:style-name="P14"><text:span text:style-name="T18">Description: select calculation to perform. The possible values are:</text:span></text:p>
      <text:p text:style-name="P14"><text:span text:style-name="T18"><text:tab/>'f-sum'<text:tab/><text:tab/>check the f-sum rule</text:span></text:p>
      <text:p text:style-name="P14"><text:span text:style-name="T18"><text:tab/>'nmr'<text:tab/><text:tab/>compute the magnetic suscept. and NMR chemical shifts</text:span></text:p>
      <text:p text:style-name="P15"><text:span text:style-name="T18"><text:tab/>'efg'<text:tab/><text:tab/>compute the electric field gradients at the nuclei</text:span></text:p>
      <text:p text:style-name="P15"><text:span text:style-name="T18"><text:tab/>'g_tensor'<text:tab/>compute the EPR g-tensor</text:span></text:p>
      <text:p text:style-name="P14"><text:span text:style-name="T18"><text:tab/></text:span><text:span text:style-name="T19">'hyperfine'<text:tab/>compute the hyperfine couplings</text:span></text:p>
      <text:p text:style-name="P14"><text:span text:style-name="T18"/></text:p>
      <text:p text:style-name="P14"><text:span text:style-name="T18">Variable: </text:span><text:span text:style-name="T13">prefix</text:span><text:span text:style-name="T18"> <text:tab/><text:tab/></text:span><text:span text:style-name="T19">type: character <text:tab/>default 'pwscf'</text:span></text:p>
      <text:p text:style-name="P14"><text:span text:style-name="T18">Description: prefix of files saved by program pw.x</text:span></text:p>
      <text:p text:style-name="P14"><text:span text:style-name="T18"/></text:p>
      <text:p text:style-name="P14"><text:span text:style-name="T18">Variable: </text:span><text:span text:style-name="T13">tmp_dir</text:span><text:span text:style-name="T18"> <text:tab/><text:tab/></text:span><text:span text:style-name="T19">type: character <text:tab/>default: './scratch/'</text:span></text:p>
      <text:p text:style-name="P14"><text:span text:style-name="T18">Description: temporary directory where pw.x files resides</text:span></text:p>
      <text:p text:style-name="P14"><text:span text:style-name="T18"/></text:p>
      <text:p text:style-name="P16"><text:span text:style-name="T22">Variable: </text:span><text:span text:style-name="T14">max_seconds</text:span><text:span text:style-name="T22"><text:tab/>type: real<text:tab/><text:tab/><text:tab/>default: <text:s/>10</text:span><text:span text:style-name="T21">7</text:span><text:span text:style-name="T22"> <text:tab/>units: s <text:s text:c="24"/>Description: max wall time clock before writing the checkpoint and terminate</text:span></text:p>
      <text:p text:style-name="P16"><text:span text:style-name="T22"/></text:p>
      <text:p text:style-name="P16"><text:span text:style-name="T18">Variable: </text:span><text:span text:style-name="T13">conv_threshold</text:span><text:span text:style-name="T18"> <text:tab/></text:span><text:span text:style-name="T19">type: real<text:tab/><text:tab/>default: 1</text:span><text:span text:style-name="T22">0</text:span><text:span text:style-name="T21">–</text:span><text:span text:style-name="T20">14</text:span><text:span text:style-name="T19"><text:tab/><text:tab/>units: Rydberg</text:span><text:span text:style-name="T21">2</text:span></text:p>
      <text:p text:style-name="P14"><text:span text:style-name="T18">Description: convergence threshold for the diagonalization and for the Green's function solver</text:span></text:p>
      <text:p text:style-name="P14"><text:soft-page-break/><text:span text:style-name="T18"/></text:p>
      <text:p text:style-name="P14"><text:span text:style-name="T18">Variable: </text:span><text:span text:style-name="T13">isolve<text:tab/><text:tab/></text:span><text:span text:style-name="T19">type: integer<text:tab/><text:tab/>default: 0</text:span></text:p>
      <text:p text:style-name="P14"><text:span text:style-name="T18">Description: diagonalization method </text:span><text:span text:style-name="T19">(Davidson = 0, CG = 1)</text:span></text:p>
      <text:p text:style-name="P14"><text:span text:style-name="T19"/></text:p>
      <text:p text:style-name="P16"><text:span text:style-name="T18">Variable: </text:span><text:span text:style-name="T13">q_gipaw<text:tab/><text:tab/></text:span><text:span text:style-name="T19">type: real<text:tab/><text:tab/>default: 0.01<text:tab/><text:tab/>units: bohr</text:span><text:span text:style-name="T20">-1</text:span></text:p>
      <text:p text:style-name="P14"><text:span text:style-name="T18">Description: </text:span><text:span text:style-name="T19">the </text:span><text:span text:style-name="T18">small </text:span><text:span text:style-name="T19">wave-vector</text:span><text:span text:style-name="T18"> for linear response</text:span></text:p>
      <text:p text:style-name="P14"><text:span text:style-name="T18"/></text:p>
      <text:p text:style-name="P14"><text:span text:style-name="T18">Variable: </text:span><text:span text:style-name="T13">iverbosity<text:tab/><text:tab/></text:span><text:span text:style-name="T19">type: integer<text:tab/><text:tab/>default: 0</text:span></text:p>
      <text:p text:style-name="P14"><text:span text:style-name="T18">Description: if iverbosity &gt; 0 print </text:span><text:span text:style-name="T19">debug </text:span><text:span text:style-name="T18">information in output</text:span></text:p>
      <text:p text:style-name="P14"><text:span text:style-name="T18"/></text:p>
      <text:p text:style-name="P14"><text:span text:style-name="T18">Variable: </text:span><text:span text:style-name="T13">filcurr<text:tab/><text:tab/></text:span><text:span text:style-name="T19">character<text:tab/><text:tab/>default: ''</text:span></text:p>
      <text:p text:style-name="P14"><text:span text:style-name="T18">Description: </text:span><text:span text:style-name="T19">file name for the induced current</text:span></text:p>
      <text:p text:style-name="P14"><text:span text:style-name="T18"/></text:p>
      <text:p text:style-name="P15"><text:span text:style-name="T18">Variable: </text:span><text:span text:style-name="T13">filfield<text:tab/><text:tab/></text:span><text:span text:style-name="T19">type: character<text:tab/>default: ''</text:span></text:p>
      <text:p text:style-name="P15"><text:span text:style-name="T18">Description: </text:span><text:span text:style-name="T19">file name for the induced current</text:span></text:p>
      <text:p text:style-name="P14"><text:span text:style-name="T18"/></text:p>
      <text:p text:style-name="P15"><text:span text:style-name="T18">Variable: </text:span><text:span text:style-name="T13">use_nmr_macroscopic_shape<text:tab/></text:span><text:span text:style-name="T19">type: logical<text:tab/>default: .false.</text:span></text:p>
      <text:p text:style-name="P15"><text:span text:style-name="T18">Description: correct the chemical shift by taking into account the macroscopic shape of the sample</text:span></text:p>
      <text:p text:style-name="P15"><text:span text:style-name="T18"/></text:p>
      <text:p text:style-name="P15"><text:span text:style-name="T18">Variable: </text:span><text:span text:style-name="T13">nmr_macroscopic_shape(3,3)</text:span><text:span text:style-name="T18"><text:tab/></text:span><text:span text:style-name="T19">type: real<text:tab/>default: 2/3</text:span></text:p>
      <text:p text:style-name="P15"><text:span text:style-name="T18">Description: </text:span><text:span text:style-name="T19">shape </text:span><text:span text:style-name="T18">tensor for the macroscopic shape correction</text:span></text:p>
      <text:p text:style-name="P15"><text:span text:style-name="T18"/></text:p>
      <text:p text:style-name="P15"><text:span text:style-name="T18">Variable: </text:span><text:span text:style-name="T13">spline_ps</text:span><text:span text:style-name="T18"><text:tab/><text:tab/></text:span><text:span text:style-name="T19">type: logical<text:tab/><text:tab/><text:tab/>default: .true.</text:span></text:p>
      <text:p text:style-name="P15"><text:span text:style-name="T18">Description: interpolate pseudopotentials with cubic splines</text:span></text:p>
      <text:p text:style-name="P14"><text:span text:style-name="T18"/></text:p>
      <text:p text:style-name="P16"><text:span text:style-name="T22">Variable: </text:span><text:span text:style-name="T14">q_efg(1..ntyp)</text:span><text:span text:style-name="T22"><text:tab/>type: real<text:tab/><text:tab/><text:tab/>default: 0.0<text:tab/>units: 10</text:span><text:span text:style-name="T21">-30</text:span><text:span text:style-name="T22"> m</text:span><text:span text:style-name="T21">2</text:span><text:span text:style-name="T22"> = 0.01 barn</text:span></text:p>
      <text:p text:style-name="P16"><text:span text:style-name="T22">Description: for each atomic specie, the nuclear quadrupole</text:span></text:p>
      <text:p text:style-name="P16"><text:span text:style-name="T22"/></text:p>
      <text:p text:style-name="P16"><text:span text:style-name="T22">Variable: </text:span><text:span text:style-name="T14">hfi_output_unit</text:span><text:span text:style-name="T22"><text:tab/>type: character<text:tab/><text:tab/>default: 'MHz'</text:span></text:p>
      <text:p text:style-name="P16"><text:span text:style-name="T22">Description: units for hyperfine couplings in output. The possible values are: 'MHz', 'mT', 'G', 'Gauss', '10e-4cm-1'</text:span></text:p>
      <text:p text:style-name="P16"><text:span text:style-name="T22"/></text:p>
      <text:p text:style-name="P16"><text:span text:style-name="T22">Variable: </text:span><text:span text:style-name="T14">hfi_nuclear_g_factor(1..ntyp)</text:span><text:span text:style-name="T22"><text:tab/><text:tab/><text:tab/>type: real<text:tab/>default: 0.0</text:span></text:p>
      <text:p text:style-name="P16"><text:span text:style-name="T22">Description: for each atomic specie, the nuclear g-factor</text:span></text:p>
      <text:p text:style-name="P16"><text:span text:style-name="T22"/></text:p>
      <text:p text:style-name="P16"><text:span text:style-name="T22">Obsolete/development variables </text:span><text:span text:style-name="T23">(do not use)</text:span><text:span text:style-name="T22">:</text:span></text:p>
      <text:p text:style-name="P16"><text:span text:style-name="T22"><text:tab/>radial_integral_splines</text:span></text:p>
      <text:p text:style-name="P16"><text:span text:style-name="T22"><text:tab/>hfi_via_reconstruction_only</text:span></text:p>
      <text:p text:style-name="P16"><text:span text:style-name="T22"><text:tab/>hfi_extrapolation_npoints</text:span></text:p>
      <text:p text:style-name="P16"><text:span text:style-name="T22"><text:tab/>pawproj(1..ntyp)</text:span></text:p>
      <text:p text:style-name="P16"><text:span text:style-name="T18"><text:tab/>read_recon_in_paratec_fmt</text:span></text:p>
      <text:p text:style-name="P16"><text:span text:style-name="T18"><text:tab/>file_reconstruction(</text:span><text:span text:style-name="T22">1..ntyp</text:span><text:span text:style-name="T18">)</text:span></text:p>
      <text:h text:style-name="Heading_20_1" text:outline-level="1"><text:span text:style-name="T23">Limitations</text:span></text:h>
      <text:p text:style-name="P19"><text:span text:style-name="T24">S</text:span><text:span text:style-name="T23">ymmetry operations that do not map cartesian axes are not allowed </text:span><text:span text:style-name="T24">(i.e. 120</text:span><text:span text:style-name="T25">°</text:span><text:span text:style-name="T24"> rotations)</text:span><text:span text:style-name="T23">. If you have a triclinc cell, remove all symmetries (nosym = .true.). In the special case of an hexagonal cell, you can use ibrav = 0 and orient the cell like in the quartz example. The keyword CELL_PARAMETERS cubic </text:span><text:span text:style-name="T24">prevents PW to detect 120</text:span><text:span text:style-name="T25">°</text:span><text:span text:style-name="T24"> rotations.</text:span></text:p>
      <text:h text:style-name="P22" text:outline-level="1"><text:span text:style-name="T26">Resources</text:span></text:h>
      <text:p text:style-name="P17"><text:span text:style-name="T26">Websites: <text:s/></text:span><text:a xlink:type="simple" xlink:href="http://qe-forge.org/projects/qe-gipaw"><text:span text:style-name="T26">http://qe-forge.org/projects/qe-gipaw</text:span></text:a><text:span text:style-name="T26">, </text:span><text:a xlink:type="simple" xlink:href="http://www.gipaw.net/"><text:span text:style-name="T26">http://www.gipaw.net</text:span></text:a></text:p>
      <text:p text:style-name="P17"><text:soft-page-break/><text:span text:style-name="T26">NMR periodic table: </text:span><text:a xlink:type="simple" xlink:href="http://www.pascal-man.com/periodic-table/periodictable.html"><text:span text:style-name="T26">http://www.pascal-man.com/periodic-table/periodictable.html</text:span></text:a></text:p>
      <text:p text:style-name="P17"><text:span text:style-name="T26">Tutorials: </text:span><text:a xlink:type="simple" xlink:href="http://www.gipaw.net/work_zurich09.html"><text:span text:style-name="T26">http://www.gipaw.net/work_zurich09.html</text:span></text:a><text:span text:style-name="T26">, </text:span><text:a xlink:type="simple" xlink:href="http://sites.google.com/site/cecamspectra2010/program"><text:span text:style-name="T26">http://sites.google.com/site/cecamspectra2010/program</text:span></text:a><text:span text:style-name="T26"> (day 2)</text:span></text:p>
      <text:h text:style-name="Heading_20_1" text:outline-level="1"><text:span text:style-name="T26">References</text:span></text:h>
      <text:list xml:id="list788795753" text:continue-list="list1999612413" text:style-name="Numbering_20_1">
        <text:list-item text:start-value="1">
          <text:p text:style-name="P18"><text:span text:style-name="T26">C. J. Pickard and F. Mauri, Phys. Rev. B 63, 245101 (2001)</text:span></text:p>
        </text:list-item>
        <text:list-item>
          <text:p text:style-name="P18"><text:span text:style-name="T26">J. R. Yates, C. J. Pickard and F. Mauri, Phys. Rev. B 76, 024401 (2007)</text:span></text:p>
        </text:list-item>
        <text:list-item>
          <text:p text:style-name="P18"><text:span text:style-name="T26">C. J. Pickard and F. Mauri, Phys. Rev. Lett. 63, 245101 (2001)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imes New Roman3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Negreta" style:font-family-generic="roman" style:font-pitch="variable"/>
    <style:font-face style:name="Times New Roman2" svg:font-family="'Times New Roman'" style:font-adornments="Negreta cursiva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1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2" fo:font-size="14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imes New Roman1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e Ceresoli</meta:initial-creator>
    <meta:creation-date>2011-04-15T10:03:55</meta:creation-date>
    <dc:date>2011-04-15T11:20:14</dc:date>
    <dc:creator>Davide Ceresoli</dc:creator>
    <meta:editing-duration>PT01H16M14S</meta:editing-duration>
    <meta:editing-cycles>8</meta:editing-cycles>
    <meta:generator>OpenOffice.org/3.2$Unix OpenOffice.org_project/320m19$Build-9505</meta:generator>
    <meta:document-statistic meta:table-count="0" meta:image-count="0" meta:object-count="0" meta:page-count="4" meta:paragraph-count="96" meta:word-count="718" meta:character-count="5440"/>
  </office:meta>
</office:document-meta>
</file>